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9000003A74E1B8BC3.png" manifest:media-type="image/png"/>
  <manifest:file-entry manifest:full-path="Pictures/100000010000033F000002C691C7CF09.png" manifest:media-type="image/png"/>
  <manifest:file-entry manifest:full-path="Pictures/10000001000003AA0000023A066A971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x="11.084cm" svg:y="8.938cm" svg:width="14.515cm" svg:height="8.585cm" draw:z-index="0"><draw:image xlink:href="Pictures/10000001000003AA0000023A066A971F.png" xlink:type="simple" xlink:show="embed" xlink:actuate="onLoad" draw:mime-type="image/png"/></draw:frame><draw:frame draw:style-name="fr1" draw:name="Image3" text:anchor-type="char" svg:x="12.735cm" svg:y="-1.104cm" svg:width="9.922cm" svg:height="8.477cm" draw:z-index="1"><draw:image xlink:href="Pictures/100000010000033F000002C691C7CF09.png" xlink:type="simple" xlink:show="embed" xlink:actuate="onLoad" draw:mime-type="image/png"/></draw:frame><draw:frame draw:style-name="fr1" draw:name="Image1" text:anchor-type="char" svg:x="2.168cm" svg:y="8.973cm" svg:width="6.541cm" svg:height="8.576cm" draw:z-index="2"><draw:image xlink:href="Pictures/10000001000002C9000003A74E1B8BC3.png" xlink:type="simple" xlink:show="embed" xlink:actuate="onLoad" draw:mime-type="image/png"/></draw:frame><draw:frame draw:style-name="fr1" draw:name="Image1 Copy 1" text:anchor-type="char" svg:x="2.185cm" svg:y="-1.03cm" svg:width="6.405cm" svg:height="8.398cm" draw:z-index="3"><draw:image xlink:href="Pictures/10000001000002C9000003A74E1B8BC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0T19:46:02.259604852</meta:creation-date>
    <dc:date>2026-01-20T19:58:05.853032523</dc:date>
    <meta:editing-duration>PT8M52S</meta:editing-duration>
    <meta:editing-cycles>2</meta:editing-cycles>
    <meta:generator>LibreOffice/25.2.7.2$Linux_X86_64 LibreOffice_project/520$Build-2</meta:generator>
    <meta:print-date>2026-01-20T19:54:31.990800616</meta:print-date>
    <meta:printed-by>PDF files</meta:printed-by>
    <meta:document-statistic meta:table-count="0" meta:image-count="4" meta:object-count="0" meta:page-count="1" meta:paragraph-count="0" meta:word-count="0" meta:character-count="0" meta:non-whitespace-character-count="0"/>
  </office:meta>
</office:document-meta>
</file>